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9.5cm" svg:x="6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5T12:41:38</meta:creation-date>
    <dc:date>2009-10-15T12:43:08</dc:date>
    <meta:editing-duration>PT00H01M31S</meta:editing-duration>
    <meta:editing-cycles>1</meta:editing-cycles>
    <meta:document-statistic meta:object-count="1"/>
    <meta:generator>OpenOffice.org/3.0$Linux OpenOffice.org_project/300m15$Build-9379</meta:generator>
  </office:meta>
</office:document-meta>
</file>